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5db4c" officeooo:paragraph-rsid="0015db4c"/>
    </style:style>
    <style:style style:name="P2" style:family="paragraph" style:parent-style-name="Text_20_body">
      <style:text-properties officeooo:rsid="0015db4c" officeooo:paragraph-rsid="0015db4c"/>
    </style:style>
    <style:style style:name="P3" style:family="paragraph" style:parent-style-name="Text_20_body">
      <style:text-properties fo:font-weight="bold" officeooo:rsid="0015db4c" officeooo:paragraph-rsid="0015db4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rasnolud wzgórzowy</text:h>
      <text:p text:style-name="P2">Jako krasnolud wzgórzowy, masz bystre zmysły, głęboką intuicję i szczególną odporność.</text:p>
      <text:p text:style-name="P3">Zwiększenie wartości atrybutów: <text:span text:style-name="T1">Twoja Roztropność zwiększa się o 1.</text:span></text:p>
      <text:p text:style-name="P3">Krasnoludzka wytrzymałość: <text:span text:style-name="T1">Twoje maksimum punktów życia zwiększa się o 1 i o 1 na każdym następnym poziomie, który zdobywasz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00:01:52.433000000</dc:date>
    <meta:editing-duration>PT1M40S</meta:editing-duration>
    <meta:editing-cycles>1</meta:editing-cycles>
    <meta:document-statistic meta:table-count="0" meta:image-count="0" meta:object-count="0" meta:page-count="1" meta:paragraph-count="4" meta:word-count="41" meta:character-count="298" meta:non-whitespace-character-count="260"/>
    <meta:generator>LibreOffice/7.1.4.2$Windows_X86_64 LibreOffice_project/a529a4fab45b75fefc5b6226684193eb000654f6</meta:generator>
  </office:meta>
</office:document-meta>
</file>